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7.78933333333333cm"/>
    </style:style>
    <style:style style:name="co2" style:family="table-column">
      <style:table-column-properties fo:break-before="auto" style:column-width="14.0123333333333cm"/>
    </style:style>
    <style:style style:name="co3" style:family="table-column">
      <style:table-column-properties fo:break-before="auto" style:column-width="13.84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style-name="ce2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2">
            <text:p>target_languag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ative.NSPhotoLibraryAddUsageDescription</text:p>
          </table:table-cell>
          <table:table-cell office:value-type="string" table:style-name="ce2">
            <text:p>Um Bilder zu speichern, benötigt {{appName}} Zugriff auf die Galerie.</text:p>
          </table:table-cell>
          <table:table-cell office:value-type="string" table:style-name="ce2">
            <text:p>Jibo zexîrekirin anku xwedankirina wêneyan, {{appName}} hewcetî bi têketina nav galeriyê heye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native.NSLocationWhenInUseUsageDescription</text:p>
          </table:table-cell>
          <table:table-cell office:value-type="string" table:style-name="ce2">
            <text:p>Um nahegelegene Orte zu finden, benötigt {{appName}} Zugriff auf den Standort.</text:p>
          </table:table-cell>
          <table:table-cell office:value-type="string" table:style-name="ce2">
            <text:p>Ji bo ku hûn deverên nêzîk bibînin, {{appName}} hewcetî bi destgihiştina mekanê heye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PC</dc:creator>
    <dc:date>2020-08-12T20:59:31Z</dc:date>
  </office:meta>
</office:document-meta>
</file>